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Truck 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ruck 2</text:p>
          </table:table-cell>
          <table:covered-table-cell table:number-columns-repeated="3" table:style-name="ce3"/>
          <table:table-cell table:style-name="ce2" office:value-type="string" calcext:value-type="string" table:number-columns-spanned="4" table:number-rows-spanned="1">
            <text:p>Truck 3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Fill Ratio %</text:p>
          </table:table-cell>
          <table:table-cell office:value-type="string" calcext:value-type="string">
            <text:p>Garbage (KG)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arbage per Distance</text:p>
          </table:table-cell>
          <table:table-cell office:value-type="string" calcext:value-type="string">
            <text:p>Fill Ratio %</text:p>
          </table:table-cell>
          <table:table-cell office:value-type="string" calcext:value-type="string">
            <text:p>Garbage (KG)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arbage per Distance</text:p>
          </table:table-cell>
          <table:table-cell office:value-type="string" calcext:value-type="string">
            <text:p>Fill Ratio %</text:p>
          </table:table-cell>
          <table:table-cell office:value-type="string" calcext:value-type="string">
            <text:p>Garbage (KG)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Garbage per Distance</text:p>
          </table:table-cell>
        </table:table-row>
        <table:table-row table:style-name="ro1">
          <table:table-cell office:value-type="string" calcext:value-type="string">
            <text:p>Static Unweighted</text:p>
          </table:table-cell>
          <table:table-cell office:value-type="float" office:value="99.9536" calcext:value-type="float">
            <text:p>99.9536</text:p>
          </table:table-cell>
          <table:table-cell office:value-type="float" office:value="199.9073" calcext:value-type="float">
            <text:p>199.9073</text:p>
          </table:table-cell>
          <table:table-cell office:value-type="float" office:value="0.4569" calcext:value-type="float">
            <text:p>0.4569</text:p>
          </table:table-cell>
          <table:table-cell office:value-type="float" office:value="218.7861" calcext:value-type="float">
            <text:p>218.7861</text:p>
          </table:table-cell>
          <table:table-cell office:value-type="float" office:value="99.8997" calcext:value-type="float">
            <text:p>99.8997</text:p>
          </table:table-cell>
          <table:table-cell office:value-type="float" office:value="199.7993" calcext:value-type="float">
            <text:p>199.7993</text:p>
          </table:table-cell>
          <table:table-cell office:value-type="float" office:value="0.4574" calcext:value-type="float">
            <text:p>0.4574</text:p>
          </table:table-cell>
          <table:table-cell office:value-type="float" office:value="218.3917" calcext:value-type="float">
            <text:p>218.3917</text:p>
          </table:table-cell>
          <table:table-cell office:value-type="float" office:value="99.2973" calcext:value-type="float">
            <text:p>99.2973</text:p>
          </table:table-cell>
          <table:table-cell office:value-type="float" office:value="198.5946" calcext:value-type="float">
            <text:p>198.5946</text:p>
          </table:table-cell>
          <table:table-cell office:value-type="float" office:value="0.279" calcext:value-type="float">
            <text:p>0.279</text:p>
          </table:table-cell>
          <table:table-cell office:value-type="float" office:value="355.8875" calcext:value-type="float">
            <text:p>355.8875</text:p>
          </table:table-cell>
        </table:table-row>
        <table:table-row table:style-name="ro1">
          <table:table-cell office:value-type="string" calcext:value-type="string">
            <text:p>Static Weighted</text:p>
          </table:table-cell>
          <table:table-cell office:value-type="float" office:value="99.9536" calcext:value-type="float">
            <text:p>99.9536</text:p>
          </table:table-cell>
          <table:table-cell office:value-type="float" office:value="199.9073" calcext:value-type="float">
            <text:p>199.9073</text:p>
          </table:table-cell>
          <table:table-cell office:value-type="float" office:value="0.3819" calcext:value-type="float">
            <text:p>0.3819</text:p>
          </table:table-cell>
          <table:table-cell office:value-type="float" office:value="261.7351" calcext:value-type="float">
            <text:p>261.7351</text:p>
          </table:table-cell>
          <table:table-cell office:value-type="float" office:value="99.8997" calcext:value-type="float">
            <text:p>99.8997</text:p>
          </table:table-cell>
          <table:table-cell office:value-type="float" office:value="199.7993" calcext:value-type="float">
            <text:p>199.7993</text:p>
          </table:table-cell>
          <table:table-cell office:value-type="float" office:value="0.4361" calcext:value-type="float">
            <text:p>0.4361</text:p>
          </table:table-cell>
          <table:table-cell office:value-type="float" office:value="229.0899" calcext:value-type="float">
            <text:p>229.0899</text:p>
          </table:table-cell>
          <table:table-cell office:value-type="float" office:value="99.2973" calcext:value-type="float">
            <text:p>99.2973</text:p>
          </table:table-cell>
          <table:table-cell office:value-type="float" office:value="198.5946" calcext:value-type="float">
            <text:p>198.5946</text:p>
          </table:table-cell>
          <table:table-cell office:value-type="float" office:value="0.2677" calcext:value-type="float">
            <text:p>0.2677</text:p>
          </table:table-cell>
          <table:table-cell office:value-type="float" office:value="370.9911" calcext:value-type="float">
            <text:p>370.9911</text:p>
          </table:table-cell>
        </table:table-row>
        <table:table-row table:style-name="ro1">
          <table:table-cell office:value-type="string" calcext:value-type="string">
            <text:p>Dynamic Unweighted</text:p>
          </table:table-cell>
          <table:table-cell office:value-type="float" office:value="98.793" calcext:value-type="float">
            <text:p>98.793</text:p>
          </table:table-cell>
          <table:table-cell office:value-type="float" office:value="197.5875" calcext:value-type="float">
            <text:p>197.5875</text:p>
          </table:table-cell>
          <table:table-cell office:value-type="float" office:value="0.6819" calcext:value-type="float">
            <text:p>0.6819</text:p>
          </table:table-cell>
          <table:table-cell office:value-type="float" office:value="144.8844" calcext:value-type="float">
            <text:p>144.8844</text:p>
          </table:table-cell>
          <table:table-cell office:value-type="float" office:value="99.9784" calcext:value-type="float">
            <text:p>99.9784</text:p>
          </table:table-cell>
          <table:table-cell office:value-type="float" office:value="199.9568" calcext:value-type="float">
            <text:p>199.9568</text:p>
          </table:table-cell>
          <table:table-cell office:value-type="float" office:value="0.4489" calcext:value-type="float">
            <text:p>0.4489</text:p>
          </table:table-cell>
          <table:table-cell office:value-type="float" office:value="222.7354" calcext:value-type="float">
            <text:p>222.7354</text:p>
          </table:table-cell>
          <table:table-cell office:value-type="float" office:value="99.6414" calcext:value-type="float">
            <text:p>99.6414</text:p>
          </table:table-cell>
          <table:table-cell office:value-type="float" office:value="199.2828" calcext:value-type="float">
            <text:p>199.2828</text:p>
          </table:table-cell>
          <table:table-cell office:value-type="float" office:value="0.3317" calcext:value-type="float">
            <text:p>0.3317</text:p>
          </table:table-cell>
          <table:table-cell office:value-type="float" office:value="300.4129" calcext:value-type="float">
            <text:p>300.4129</text:p>
          </table:table-cell>
        </table:table-row>
        <table:table-row table:style-name="ro1">
          <table:table-cell office:value-type="string" calcext:value-type="string">
            <text:p>Dynamic Weighted</text:p>
          </table:table-cell>
          <table:table-cell office:value-type="float" office:value="99.8744" calcext:value-type="float">
            <text:p>99.8744</text:p>
          </table:table-cell>
          <table:table-cell office:value-type="float" office:value="199.7487" calcext:value-type="float">
            <text:p>199.7487</text:p>
          </table:table-cell>
          <table:table-cell office:value-type="float" office:value="0.5048" calcext:value-type="float">
            <text:p>0.5048</text:p>
          </table:table-cell>
          <table:table-cell office:value-type="float" office:value="197.8676" calcext:value-type="float">
            <text:p>197.8676</text:p>
          </table:table-cell>
          <table:table-cell office:value-type="float" office:value="99.9294" calcext:value-type="float">
            <text:p>99.9294</text:p>
          </table:table-cell>
          <table:table-cell office:value-type="float" office:value="199.8587" calcext:value-type="float">
            <text:p>199.8587</text:p>
          </table:table-cell>
          <table:table-cell office:value-type="float" office:value="0.4441" calcext:value-type="float">
            <text:p>0.4441</text:p>
          </table:table-cell>
          <table:table-cell office:value-type="float" office:value="225.0328" calcext:value-type="float">
            <text:p>225.0328</text:p>
          </table:table-cell>
          <table:table-cell office:value-type="float" office:value="99.37" calcext:value-type="float">
            <text:p>99.37</text:p>
          </table:table-cell>
          <table:table-cell office:value-type="float" office:value="198.7401" calcext:value-type="float">
            <text:p>198.7401</text:p>
          </table:table-cell>
          <table:table-cell office:value-type="float" office:value="0.2984" calcext:value-type="float">
            <text:p>0.2984</text:p>
          </table:table-cell>
          <table:table-cell office:value-type="float" office:value="333.003" calcext:value-type="float">
            <text:p>333.003</text:p>
          </table:table-cell>
        </table:table-row>
        <table:table-row table:style-name="ro2">
          <table:table-cell table:style-name="ce1" office:value-type="string" calcext:value-type="string">
            <text:p>Dynamic Weighted Worst Case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3257" calcext:value-type="float">
            <text:p>0.3257</text:p>
          </table:table-cell>
          <table:table-cell office:value-type="float" office:value="307.0226" calcext:value-type="float">
            <text:p>307.022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4987" calcext:value-type="float">
            <text:p>0.4987</text:p>
          </table:table-cell>
          <table:table-cell office:value-type="float" office:value="200.5038" calcext:value-type="float">
            <text:p>200.503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274" calcext:value-type="float">
            <text:p>0.274</text:p>
          </table:table-cell>
          <table:table-cell office:value-type="float" office:value="364.9587" calcext:value-type="float">
            <text:p>364.9587</text:p>
          </table:table-cell>
        </table:table-row>
        <table:table-row table:style-name="ro2">
          <table:table-cell table:style-name="ce1" office:value-type="string" calcext:value-type="string">
            <text:p>Dynamic Weighted Multiple Trucks</text:p>
          </table:table-cell>
          <table:table-cell table:style-name="ce1" office:value-type="string" calcext:value-type="string">
            <text:p>99.0398 and 45.7081</text:p>
          </table:table-cell>
          <table:table-cell table:style-name="ce1" office:value-type="string" calcext:value-type="string">
            <text:p>198.0795 and 91.4161</text:p>
          </table:table-cell>
          <table:table-cell table:style-name="ce1" office:value-type="string" calcext:value-type="string">
            <text:p>0.4384 and 0.2802</text:p>
          </table:table-cell>
          <table:table-cell table:style-name="ce1" office:value-type="string" calcext:value-type="string">
            <text:p>225.933 and 163.1289</text:p>
          </table:table-cell>
          <table:table-cell table:style-name="ce1" office:value-type="string" calcext:value-type="string">
            <text:p>99.9018 and 99.3233</text:p>
          </table:table-cell>
          <table:table-cell table:style-name="ce1" office:value-type="string" calcext:value-type="string">
            <text:p>199.8035 and 198.6466</text:p>
          </table:table-cell>
          <table:table-cell table:style-name="ce1" office:value-type="string" calcext:value-type="string">
            <text:p>0.6023 and 0.6013</text:p>
          </table:table-cell>
          <table:table-cell table:style-name="ce1" office:value-type="string" calcext:value-type="string">
            <text:p>165.8562 and 165.1829</text:p>
          </table:table-cell>
          <table:table-cell table:style-name="ce1" office:value-type="string" calcext:value-type="string">
            <text:p>99.6131 and 53.5953</text:p>
          </table:table-cell>
          <table:table-cell table:style-name="ce1" office:value-type="string" calcext:value-type="string">
            <text:p>199.2262 and 107.1906</text:p>
          </table:table-cell>
          <table:table-cell table:style-name="ce1" office:value-type="string" calcext:value-type="string">
            <text:p>0.371 and 0.202</text:p>
          </table:table-cell>
          <table:table-cell table:style-name="ce1" office:value-type="string" calcext:value-type="string">
            <text:p>268.5048 and 265.38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5:53:20.768785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4:38:09.851204118</meta:creation-date>
    <dc:date>2022-05-15T16:49:12.460766022</dc:date>
    <meta:editing-duration>PT4M50S</meta:editing-duration>
    <meta:editing-cycles>2</meta:editing-cycles>
    <meta:generator>LibreOffice/7.3.3.2$Linux_X86_64 LibreOffice_project/d1d0ea68f081ee2800a922cac8f79445e4603348</meta:generator>
    <meta:document-statistic meta:table-count="1" meta:cell-count="93" meta:object-count="0"/>
  </office:meta>
</office:document-meta>
</file>